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fo:text-indent="0in"/>
    </style:style>
  </office:automatic-styles>
  <office:body>
    <office:text text:use-soft-page-breaks="true">
      <text:p text:style-name="P1">Methods – Cluster Analysis<text:s/></text:p>
      <text:p text:style-name="P2"/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5-13T04:51:00Z</meta:creation-date>
    <dc:date>2024-05-13T04:52:00Z</dc:date>
    <meta:template xlink:href="Normal.dotm" xlink:type="simple"/>
    <meta:editing-cycles>1</meta:editing-cycles>
    <meta:editing-duration>PT0S</meta:editing-duration>
    <meta:user-defined meta:name="GrammarlyDocumentId">57bb7af5-8c06-4f37-b984-061622c18b95</meta:user-defined>
    <meta:document-statistic meta:page-count="1" meta:paragraph-count="3" meta:word-count="3" meta:character-count="27" meta:row-count="3" meta:non-whitespace-character-count="27"/>
  </office:meta>
</office:document-meta>
</file>